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F" svg:font-family="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12pt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gr1" style:family="graphic">
      <style:graphic-properties draw:fill-color="#eeeee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eeeeee" draw:textarea-horizontal-align="justify" draw:textarea-vertical-align="middle" draw:auto-grow-height="false" fo:min-he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marker-end="Arrowhead_20_1" draw:fill="solid" draw:fill-color="#cccc99" draw:opacity="100%" draw:textarea-horizontal-align="justify" draw:textarea-vertical-align="middle" draw:auto-grow-height="false" draw:shadow-opacity="100%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marker-end="Arrowhead_20_1" draw:fill-color="#999966" draw:opacity="100%" draw:textarea-horizontal-align="justify" draw:textarea-vertical-align="middle" draw:auto-grow-height="false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dddddd" draw:textarea-horizontal-align="justify" draw:textarea-vertical-align="middle" draw:auto-grow-height="false" fo:min-he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marker-end="Arrowhead_20_1" draw:fill="solid" draw:fill-color="#cccc99" draw:opacity="100%" draw:textarea-horizontal-align="justify" draw:textarea-vertical-align="middle" draw:auto-grow-height="false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11111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color="#000000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color="#000000" draw:marker-end="Arrowhead_20_1" draw:fill-color="#e6e6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marker-end="Arrowhead_20_1" draw:fill="none" draw:fill-color="#ffffff" fo:min-height="0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5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marker-end="Arrowhead_20_1" draw:fill="none" draw:fill-color="#ffffff" fo:min-height="1.2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marker-end="Arrowhead_20_1" draw:fill="none" draw:fill-color="#ffffff" fo:min-height="1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marker-end="Arrowhead_20_1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marker-end="Arrowhead_20_1" draw:fill="none" draw:fill-color="#ffffff" fo:min-height="0.9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0.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0.9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30" draw:style-name="gr17" svg:width="1.43cm" svg:height="0.532cm" svg:x="8.539cm" svg:y="17.191cm"><draw:text-box><text:p>and</text:p></draw:text-box></draw:frame><draw:custom-shape text:anchor-type="paragraph" draw:z-index="29" draw:style-name="gr12" svg:width="4.922cm" svg:height="0.856cm" svg:x="6.872cm" svg:y="17.918cm"><text:p><text:s/>MsgActionExecutionStatus</text:p>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</draw:custom-shape><draw:line text:anchor-type="paragraph" draw:z-index="28" draw:style-name="gr11" draw:text-style-name="P3" svg:x1="5.734cm" svg:y1="17.794cm" svg:x2="12.904cm" svg:y2="18.773cm"><text:p/></draw:line><draw:custom-shape text:anchor-type="paragraph" draw:z-index="24" draw:style-name="gr4" svg:width="11.298cm" svg:height="4.896cm" svg:x="3.076cm" svg:y="15.148cm"><text:p/><draw:enhanced-geometry svg:viewBox="0 0 21600 21600" draw:type="rectangle" draw:enhanced-path="M 0 0 L 21600 0 21600 21600 0 21600 0 0 Z N"/></draw:custom-shape><draw:custom-shape text:anchor-type="paragraph" draw:z-index="18" draw:style-name="gr4" svg:width="11.304cm" svg:height="4.419cm" svg:x="3.055cm" svg:y="10.386cm"><text:p/><draw:enhanced-geometry svg:viewBox="0 0 21600 21600" draw:type="rectangle" draw:enhanced-path="M 0 0 L 21600 0 21600 21600 0 21600 0 0 Z N"/></draw:custom-shape><draw:frame text:anchor-type="paragraph" draw:z-index="27" draw:style-name="gr13" draw:text-style-name="P3" svg:width="5.187cm" svg:height="0.532cm" svg:x="6.264cm" svg:y="15.307cm"><draw:text-box><text:p text:style-name="P3">Collision with Environment</text:p></draw:text-box></draw:frame><draw:custom-shape text:anchor-type="paragraph" draw:z-index="26" draw:style-name="gr12" svg:width="2.567cm" svg:height="0.856cm" svg:x="7.93cm" svg:y="16.171cm"><text:p><text:s/>MsgCollision</text:p>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</draw:custom-shape><draw:line text:anchor-type="paragraph" draw:z-index="19" draw:style-name="gr11" draw:text-style-name="P3" svg:x1="5.761cm" svg:y1="12.344cm" svg:x2="12.72cm" svg:y2="13.111cm"><text:p/></draw:line><draw:custom-shape text:anchor-type="paragraph" draw:z-index="2" draw:style-name="gr3" svg:width="13.018cm" svg:height="15.902cm" svg:x="2.267cm" svg:y="5.835cm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20" draw:style-name="gr11" draw:text-style-name="P3" svg:x1="5.602cm" svg:y1="12.767cm" svg:x2="12.719cm" svg:y2="13.402cm"><text:p/></draw:line><draw:custom-shape text:anchor-type="paragraph" draw:z-index="21" draw:style-name="gr12" svg:width="4.79cm" svg:height="0.856cm" svg:x="6.449cm" svg:y="12.502cm"><text:p><text:s/>MsgActionExecutionStatus</text:p>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</draw:custom-shape><draw:custom-shape text:anchor-type="paragraph" draw:z-index="3" draw:style-name="gr4" svg:width="11.323cm" svg:height="3.202cm" svg:x="3.036cm" svg:y="6.761cm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25" draw:style-name="gr11" draw:text-style-name="P3" svg:x1="5.708cm" svg:y1="16.048cm" svg:x2="12.878cm" svg:y2="17.027cm"><text:p/></draw:line><draw:frame text:anchor-type="paragraph" draw:z-index="23" draw:style-name="gr16" svg:width="3.943cm" svg:height="1.061cm" svg:x="6.872cm" svg:y="13.402cm"><draw:text-box><text:p>State = 0: In Execution</text:p><text:p>State = 1: Finished</text:p></draw:text-box></draw:frame><draw:frame text:anchor-type="paragraph" draw:z-index="22" draw:style-name="gr15" draw:text-style-name="P3" svg:width="5.001cm" svg:height="1.273cm" svg:x="6.687cm" svg:y="10.809cm"><draw:text-box><text:p text:style-name="P3">Partially or successfully executed</text:p></draw:text-box></draw:frame><draw:frame text:anchor-type="paragraph" draw:z-index="14" draw:style-name="gr14" draw:text-style-name="P3" svg:width="3.917cm" svg:height="0.553cm" svg:x="6.925cm" svg:y="6.001cm"><draw:text-box><text:p text:style-name="P3">Movement</text:p></draw:text-box></draw:frame><draw:frame text:anchor-type="paragraph" draw:z-index="17" draw:style-name="gr13" draw:text-style-name="P3" svg:width="3.731cm" svg:height="0.532cm" svg:x="7.163cm" svg:y="6.731cm"><draw:text-box><text:p text:style-name="P3">Start Movement</text:p></draw:text-box></draw:frame><draw:custom-shape text:anchor-type="paragraph" draw:z-index="16" draw:style-name="gr12" svg:width="3.798cm" svg:height="0.856cm" svg:x="7.057cm" svg:y="8.206cm"><text:p><text:s/>MsgAgentMovement</text:p>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</draw:custom-shape><draw:line text:anchor-type="paragraph" draw:z-index="15" draw:style-name="gr11" draw:text-style-name="P3" svg:x1="13.434cm" svg:y1="7.661cm" svg:x2="4.729cm" svg:y2="9.54cm"><text:p/></draw:line><draw:line text:anchor-type="paragraph" draw:z-index="13" draw:style-name="gr9" draw:text-style-name="P3" svg:x1="2.798cm" svg:y1="6.552cm" svg:x2="14.625cm" svg:y2="6.552cm"><text:p/></draw:line><draw:frame text:anchor-type="paragraph" draw:z-index="12" draw:style-name="gr13" draw:text-style-name="P3" svg:width="2.938cm" svg:height="0.532cm" svg:x="7.11cm" svg:y="3.212cm"><draw:text-box><text:p text:style-name="P3">Continuously</text:p></draw:text-box></draw:frame><draw:custom-shape text:anchor-type="paragraph" draw:z-index="11" draw:style-name="gr12" svg:width="2.211cm" svg:height="0.856cm" svg:x="7.639cm" svg:y="3.999cm"><text:p><text:s/>MsgImages</text:p>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</draw:custom-shape><draw:line text:anchor-type="paragraph" draw:z-index="10" draw:style-name="gr11" draw:text-style-name="P3" svg:x1="4.808cm" svg:y1="4.026cm" svg:x2="12.613cm" svg:y2="4.785cm"><text:p/></draw:line><draw:frame text:anchor-type="paragraph" draw:z-index="9" draw:style-name="gr10" draw:text-style-name="P3" svg:width="3.917cm" svg:height="1.061cm" svg:x="6.872cm" svg:y="2.482cm"><draw:text-box><text:p text:style-name="P3">When Connected</text:p></draw:text-box></draw:frame><draw:line text:anchor-type="paragraph" draw:z-index="8" draw:style-name="gr9" draw:text-style-name="P3" svg:x1="2.745cm" svg:y1="3.033cm" svg:x2="14.572cm" svg:y2="3.033cm"><text:p/></draw:line><draw:custom-shape text:anchor-type="paragraph" draw:z-index="7" draw:style-name="gr8" svg:width="13.018cm" svg:height="2.911cm" svg:x="2.267cm" svg:y="2.31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style-name="gr7" svg:width="0.847cm" svg:height="11.007cm" svg:x="0.284cm" svg:y="1.70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5" draw:style-name="gr6" draw:text-style-name="P3" svg:width="2.2cm" svg:height="1.165cm" svg:x="13.628cm" svg:y="1.152cm"><draw:text-box><text:p text:style-name="P3">Agent</text:p></draw:text-box></draw:frame><draw:custom-shape text:anchor-type="paragraph" draw:z-index="1" draw:style-name="gr2" svg:width="2.2cm" svg:height="22.676cm" svg:x="13.628cm" svg:y="1.072cm"><text:p/><draw:enhanced-geometry svg:viewBox="0 0 21600 21600" draw:type="rectangle" draw:enhanced-path="M 0 0 L 21600 0 21600 21600 0 21600 0 0 Z N"/></draw:custom-shape><draw:frame text:anchor-type="paragraph" draw:z-index="4" draw:style-name="gr5" draw:text-style-name="P3" svg:width="2.2cm" svg:height="1.297cm" svg:x="1.559cm" svg:y="1.099cm"><draw:text-box><text:p text:style-name="P3">VR</text:p></draw:text-box></draw:frame><draw:frame text:anchor-type="paragraph" draw:z-index="31" draw:style-name="gr18" draw:text-style-name="P4" svg:width="2.976cm" svg:height="0.6cm" svg:x="2.404cm" svg:y="4.186cm"><draw:text-box><text:p><text:span text:style-name="T1">Update( )</text:span></text:p></draw:text-box></draw:frame><draw:frame text:anchor-type="paragraph" draw:z-index="66" draw:style-name="gr24" draw:text-style-name="P4" svg:width="3.738cm" svg:height="0.795cm" svg:x="3.175cm" svg:y="7.957cm"><draw:text-box><text:p><text:span text:style-name="T1">ProcessMsgAgentMovement(...)</text:span></text:p></draw:text-box></draw:frame><draw:frame text:anchor-type="paragraph" draw:z-index="67" draw:style-name="gr25" draw:text-style-name="P4" svg:width="3.13cm" svg:height="0.611cm" svg:x="11.229cm" svg:y="8.4cm"><draw:text-box><text:p><text:span text:style-name="T1">sendAgentMovement (...)</text:span></text:p></draw:text-box></draw:frame><draw:frame text:anchor-type="paragraph" draw:z-index="68" draw:style-name="gr25" draw:text-style-name="P4" svg:width="2.931cm" svg:height="0.611cm" svg:x="11.437cm" svg:y="12.081cm"><draw:text-box><text:p><text:span text:style-name="T1">getActionExecState (...)</text:span></text:p></draw:text-box></draw:frame><draw:frame text:anchor-type="paragraph" draw:z-index="69" draw:style-name="gr25" draw:text-style-name="P4" svg:width="2.931cm" svg:height="0.611cm" svg:x="11.444cm" svg:y="16.048cm"><draw:text-box><text:p><text:span text:style-name="T1">getCollision (...)</text:span></text:p></draw:text-box></draw:frame><draw:frame text:anchor-type="paragraph" draw:z-index="75" draw:style-name="gr25" draw:text-style-name="P4" svg:width="3.13cm" svg:height="0.611cm" svg:x="11.89cm" svg:y="3.875cm"><draw:text-box><text:p><text:span text:style-name="T1">getImageData (...)</text:span></text:p></draw:text-box></draw:frame><draw:rect text:anchor-type="paragraph" draw:z-index="0" draw:style-name="gr1" draw:text-style-name="P2" svg:width="2.2cm" svg:height="22.651cm" svg:x="1.559cm" svg:y="1.099cm"><text:p/></draw:rect><draw:frame text:anchor-type="paragraph" draw:z-index="77" draw:style-name="gr28" draw:text-style-name="P4" svg:width="2.56cm" svg:height="0.655cm" svg:x="3.201cm" svg:y="11.982cm"><draw:text-box><text:p><text:span text:style-name="T1">ProcessMsg (…)</text:span></text:p><text:p><text:span text:style-name="T1">ProcessMovement( )</text:span></text:p></draw:text-box></draw:frame><draw:frame text:anchor-type="paragraph" draw:z-index="78" draw:style-name="gr28" draw:text-style-name="P4" svg:width="2.56cm" svg:height="0.655cm" svg:x="3.149cm" svg:y="17.027cm"><draw:text-box><text:p><text:span text:style-name="T1">ProcessMsg (…)</text:span></text:p><text:p><text:span text:style-name="T1">ProcessMovement( )</text:span></text:p></draw:text-box></draw:frame></text:p>
      <text:p text:style-name="P1"/>
      <text:p text:style-name="Standard"><draw:custom-shape text:anchor-type="paragraph" draw:z-index="35" draw:style-name="gr8" svg:width="13.018cm" svg:height="2.911cm" svg:x="2.215cm" svg:y="2.316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7" draw:style-name="gr14" svg:width="3.917cm" svg:height="0.553cm" svg:x="6.872cm" svg:y="2.482cm"><draw:text-box><text:p text:style-name="P3">Reward</text:p></draw:text-box></draw:frame><draw:line text:anchor-type="paragraph" draw:z-index="38" draw:style-name="gr11" draw:text-style-name="P3" svg:x1="4.808cm" svg:y1="4.026cm" svg:x2="12.613cm" svg:y2="4.785cm"><text:p/></draw:line></text:p>
      <text:p text:style-name="Standard"/>
      <text:p text:style-name="Standard"><draw:rect text:anchor-type="paragraph" draw:z-index="32" draw:style-name="gr1" draw:text-style-name="P3" svg:width="2.2cm" svg:height="21.644cm" svg:x="1.554cm" svg:y="0.155cm"><text:p/></draw:rect><draw:frame text:anchor-type="paragraph" draw:z-index="34" draw:style-name="gr5" draw:text-style-name="P3" svg:width="2.2cm" svg:height="1.297cm" svg:x="1.554cm" svg:y="0.155cm"><draw:text-box><text:p text:style-name="P3">VR</text:p></draw:text-box></draw:frame><draw:custom-shape text:anchor-type="paragraph" draw:z-index="33" draw:style-name="gr2" draw:text-style-name="P5" svg:width="2.202cm" svg:height="21.675cm" svg:x="13.64cm" svg:y="0.099cm"><text:p/><draw:enhanced-geometry svg:viewBox="0 0 21600 21600" draw:type="rectangle" draw:enhanced-path="M 0 0 L 21600 0 21600 21600 0 21600 0 0 Z N"/></draw:custom-shape><draw:frame text:anchor-type="paragraph" draw:z-index="65" draw:style-name="gr6" draw:text-style-name="P3" svg:width="2.202cm" svg:height="1.165cm" svg:x="13.64cm" svg:y="0.178cm"><draw:text-box><text:p text:style-name="P3">Agent</text:p></draw:text-box></draw:frame></text:p>
      <text:p text:style-name="Standard"/>
      <text:p text:style-name="Standard"/>
      <text:p text:style-name="Standard"/>
      <text:p text:style-name="Standard"><draw:line text:anchor-type="paragraph" draw:z-index="36" draw:style-name="gr9" draw:text-style-name="P3" svg:x1="2.833cm" svg:y1="0.398cm" svg:x2="14.66cm" svg:y2="0.398cm"><text:p/></draw:line><draw:frame text:anchor-type="paragraph" draw:z-index="40" draw:style-name="gr19" draw:text-style-name="P3" svg:width="7.52cm" svg:height="0.953cm" svg:x="5.6cm" svg:y="0.399cm"><draw:text-box><text:p text:style-name="P3">Currently through Button Press</text:p></draw:text-box></draw:frame></text:p>
      <text:p text:style-name="Standard"><draw:frame text:anchor-type="paragraph" draw:z-index="79" draw:style-name="gr24" draw:text-style-name="P4" svg:width="2.952cm" svg:height="0.795cm" svg:x="2.533cm" svg:y="0.199cm"><draw:text-box><text:p><text:span text:style-name="T1">ReceiveReward (...)</text:span></text:p></draw:text-box></draw:frame></text:p>
      <text:p text:style-name="Standard"><draw:frame text:anchor-type="paragraph" draw:z-index="70" draw:style-name="gr25" draw:text-style-name="P4" svg:width="2.931cm" svg:height="0.611cm" svg:x="12.303cm" svg:y="0.131cm"><draw:text-box><text:p><text:span text:style-name="T1">getExternalReward (...)</text:span></text:p></draw:text-box></draw:frame><draw:custom-shape text:anchor-type="paragraph" draw:z-index="39" draw:style-name="gr12" svg:width="2.211cm" svg:height="0.856cm" svg:x="7.639cm" svg:y="0.104cm"><text:p><text:s/>MsgReward</text:p>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</draw:custom-shape></text:p>
      <text:p text:style-name="Standard"/>
      <text:p text:style-name="Standard"/>
      <text:p text:style-name="Standard"/>
      <text:p text:style-name="Standard"><draw:custom-shape text:anchor-type="paragraph" draw:z-index="41" draw:style-name="gr8" svg:width="13.018cm" svg:height="2.911cm" svg:x="2.215cm" svg:y="0.226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43" draw:style-name="gr20" draw:text-style-name="P3" svg:width="9.041cm" svg:height="0.976cm" svg:x="4.389cm" svg:y="0.392cm"><draw:text-box><text:p text:style-name="P3">Gridposition and Rotation of the Agent</text:p></draw:text-box></draw:frame></text:p>
      <text:p text:style-name="Standard"/>
      <text:p text:style-name="Standard"><draw:line text:anchor-type="paragraph" draw:z-index="42" draw:style-name="gr9" draw:text-style-name="P3" svg:x1="2.965cm" svg:y1="0.02cm" svg:x2="14.792cm" svg:y2="0.02cm"><text:p/></draw:line><draw:frame text:anchor-type="paragraph" draw:z-index="46" draw:style-name="gr21" draw:text-style-name="P3" svg:width="8.864cm" svg:height="0.955cm" svg:x="4.389cm" svg:y="0.019cm"><draw:text-box><text:p text:style-name="P3">Continuously if Codeflag is set</text:p></draw:text-box></draw:frame><draw:frame text:anchor-type="paragraph" draw:z-index="80" draw:style-name="gr24" draw:text-style-name="P4" svg:width="2.952cm" svg:height="0.795cm" svg:x="2.533cm" svg:y="0.393cm"><draw:text-box><text:p><text:span text:style-name="T1">Update ( )</text:span></text:p></draw:text-box></draw:frame></text:p>
      <text:p text:style-name="Standard"><draw:line text:anchor-type="paragraph" draw:z-index="44" draw:style-name="gr11" draw:text-style-name="P3" svg:x1="4.808cm" svg:y1="0.475cm" svg:x2="12.613cm" svg:y2="1.234cm"><text:p/></draw:line><draw:custom-shape text:anchor-type="paragraph" draw:z-index="45" draw:style-name="gr12" svg:width="3.081cm" svg:height="0.856cm" svg:x="7.087cm" svg:y="0.474cm"><text:p><text:s/>MsgGridPosition</text:p>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</draw:custom-shape><draw:frame text:anchor-type="paragraph" draw:z-index="71" draw:style-name="gr25" draw:text-style-name="P4" svg:width="2.931cm" svg:height="0.611cm" svg:x="12.303cm" svg:y="0.152cm"><draw:text-box><text:p><text:span text:style-name="T1">getGridSensorData (...)</text:span></text:p></draw:text-box></draw:frame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47" draw:style-name="gr8" svg:width="13.094cm" svg:height="2.901cm" svg:x="2.184cm" svg:y="0.17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49" draw:style-name="gr22" draw:text-style-name="P3" svg:width="3.94cm" svg:height="0.551cm" svg:x="6.867cm" svg:y="0.34cm"><draw:text-box><text:p text:style-name="P3">VR - Reset</text:p></draw:text-box></draw:frame></text:p>
      <text:p text:style-name="Standard"/>
      <text:p text:style-name="Standard"><draw:line text:anchor-type="paragraph" draw:z-index="48" draw:style-name="gr9" draw:text-style-name="P3" svg:x1="2.893cm" svg:y1="0.092cm" svg:x2="14.789cm" svg:y2="0.092cm"><text:p/></draw:line></text:p>
      <text:p text:style-name="Standard"><draw:line text:anchor-type="paragraph" draw:z-index="50" draw:style-name="gr11" draw:text-style-name="P3" svg:x1="11.95cm" svg:y1="0.138cm" svg:x2="5.05cm" svg:y2="1.152cm"><text:p/></draw:line><draw:custom-shape text:anchor-type="paragraph" draw:z-index="51" draw:style-name="gr12" svg:width="3.915cm" svg:height="0.853cm" svg:x="6.978cm" svg:y="0.138cm"><text:p><text:s/>MsgEnviromentReset</text:p>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</draw:custom-shape><draw:frame text:anchor-type="paragraph" draw:z-index="72" draw:style-name="gr26" draw:text-style-name="P4" svg:width="3.126cm" svg:height="0.655cm" svg:x="12.151cm" svg:y="0.051cm"><draw:text-box><text:p><text:span text:style-name="T1">sendEnvironmentReset (...)</text:span></text:p></draw:text-box></draw:frame><draw:frame text:anchor-type="paragraph" draw:z-index="52" draw:style-name="gr23" draw:text-style-name="P4" svg:width="4.107cm" svg:height="1.114cm" svg:x="2.304cm" svg:y="0.138cm"><draw:text-box><text:p><text:span text:style-name="T1">ProcessMsgEnvironmentReset (...)</text:span></text:p></draw:text-box></draw:frame></text:p>
      <text:p text:style-name="Standard"/>
      <text:p text:style-name="Standard"/>
      <text:p text:style-name="Standard"/>
      <text:p text:style-name="Standard"><draw:custom-shape text:anchor-type="paragraph" draw:z-index="53" draw:style-name="gr8" svg:width="13.094cm" svg:height="2.901cm" svg:x="2.184cm" svg:y="0.335cm"><text:p/><draw:enhanced-geometry svg:viewBox="0 0 21600 21600" draw:mirror-horizontal="false" draw:mirror-vertical="false" draw:type="rectangle" draw:enhanced-path="M 0 0 L 21600 0 21600 21600 0 21600 0 0 Z N"/></draw:custom-shape></text:p>
      <text:p text:style-name="Standard"><draw:frame text:anchor-type="paragraph" draw:z-index="55" draw:style-name="gr22" draw:text-style-name="P3" svg:width="3.94cm" svg:height="0.551cm" svg:x="6.867cm" svg:y="0.014cm"><draw:text-box><text:p text:style-name="P3">Trail – Reset</text:p></draw:text-box></draw:frame></text:p>
      <text:p text:style-name="Standard"><draw:line text:anchor-type="paragraph" draw:z-index="54" draw:style-name="gr9" draw:text-style-name="P3" svg:x1="3.004cm" svg:y1="0.05cm" svg:x2="14.9cm" svg:y2="0.05cm"><text:p/></draw:line><draw:frame text:anchor-type="paragraph" draw:z-index="73" draw:style-name="gr26" draw:text-style-name="P4" svg:width="3.126cm" svg:height="0.655cm" svg:x="12.151cm" svg:y="0.453cm"><draw:text-box><text:p><text:span text:style-name="T1">sendTrialReset (...)</text:span></text:p></draw:text-box></draw:frame></text:p>
      <text:p text:style-name="Standard"><draw:line text:anchor-type="paragraph" draw:z-index="56" draw:style-name="gr11" draw:text-style-name="P3" svg:x1="11.906cm" svg:y1="0.049cm" svg:x2="5.006cm" svg:y2="1.063cm"><text:p/></draw:line><draw:custom-shape text:anchor-type="paragraph" draw:z-index="57" draw:style-name="gr12" svg:width="2.744cm" svg:height="0.853cm" svg:x="7.477cm" svg:y="0.212cm"><text:p><text:s/>MsgTrailReset</text:p>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</draw:custom-shape><draw:frame text:anchor-type="paragraph" draw:z-index="58" draw:style-name="gr23" draw:text-style-name="P4" svg:width="3.287cm" svg:height="1.114cm" svg:x="2.409cm" svg:y="0.309cm"><draw:text-box><text:p><text:span text:style-name="T1">PorcessMsgTrialReset (...)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59" draw:style-name="gr8" svg:width="13.094cm" svg:height="4.181cm" svg:x="2.184cm" svg:y="0.166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61" draw:style-name="gr10" draw:text-style-name="P3" svg:width="3.94cm" svg:height="1.061cm" svg:x="6.867cm" svg:y="0.296cm"><draw:text-box><text:p text:style-name="P3">Eye Handling</text:p></draw:text-box></draw:frame></text:p>
      <text:p text:style-name="Standard"><draw:line text:anchor-type="paragraph" draw:z-index="60" draw:style-name="gr9" draw:text-style-name="P3" svg:x1="2.96cm" svg:y1="0.449cm" svg:x2="14.856cm" svg:y2="0.449cm"><text:p/></draw:line></text:p>
      <text:p text:style-name="Standard"><draw:line text:anchor-type="paragraph" draw:z-index="62" draw:style-name="gr11" draw:text-style-name="P3" svg:x1="11.906cm" svg:y1="0.339cm" svg:x2="5.006cm" svg:y2="1.353cm"><text:p/></draw:line><draw:frame text:anchor-type="paragraph" draw:z-index="76" draw:style-name="gr23" draw:text-style-name="P4" svg:width="4.227cm" svg:height="1.114cm" svg:x="2.184cm" svg:y="0.339cm"><draw:text-box><text:p><text:span text:style-name="T1">ProcessMsgAgentEyeFixation(...)</text:span></text:p><text:p><text:span text:style-name="T1">ProcessMsgAgentEyeMovement (...)</text:span></text:p></draw:text-box></draw:frame></text:p>
      <text:p text:style-name="Standard"><draw:custom-shape text:anchor-type="paragraph" draw:z-index="63" draw:style-name="gr12" svg:width="4.885cm" svg:height="1.227cm" svg:x="6.405cm" svg:y="0.095cm"><text:p>MsgAgentEyeFixation/</text:p><text:p>MsgAgentEyemovement</text:p>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</draw:custom-shape><draw:frame text:anchor-type="paragraph" draw:z-index="74" draw:style-name="gr27" draw:text-style-name="P7" svg:width="2.779cm" svg:height="0.981cm" svg:x="12.151cm" svg:y="0.067cm"><draw:text-box><text:p text:style-name="P6"><text:span text:style-name="T1">sendEyeFixation(...) sendEyeMovement (...)</text:span></text:p></draw:text-box></draw:frame></text:p>
      <text:p text:style-name="Standard"/>
      <text:p text:style-name="Standard"><draw:frame text:anchor-type="paragraph" draw:z-index="64" draw:style-name="gr10" svg:width="7.077cm" svg:height="1.061cm" svg:x="5.403cm" svg:y="0.347cm"><draw:text-box><text:p>Move eyes to constantly look at a Point/</text:p><text:p>Tilt eyes some degrees 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F" svg:font-family="" style:font-family-generic="roman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_20_1" draw:display-name="Arrowhead 1" svg:viewBox="0 0 20 30" svg:d="M10 0l-10 30h20z"/>
    <draw:marker draw:name="Arrowhead_20_2" draw:display-name="Arrowhead 2" svg:viewBox="0 0 1321 3493" svg:d="M1321 3493h-1321l702-3493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Drawing" style:family="paragraph" style:parent-style-name="Caption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1-11-29T21:25:43.59</meta:creation-date>
    <dc:date>2016-01-04T00:02:01.41</dc:date>
    <meta:editing-duration>PT3H28M23S</meta:editing-duration>
    <meta:editing-cycles>24</meta:editing-cycles>
    <meta:generator>OpenOffice/4.1.1$Win32 OpenOffice.org_project/411m6$Build-9775</meta:generator>
    <dc:creator>Frank Witscher</dc:creator>
    <meta:document-statistic meta:table-count="0" meta:image-count="0" meta:object-count="0" meta:page-count="2" meta:paragraph-count="0" meta:word-count="0" meta:character-count="0"/>
  </office:meta>
</office:document-meta>
</file>